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B7" style:family="table-cell">
      <style:table-cell-properties fo:background-color="#ffff00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8d0e4" officeooo:paragraph-rsid="0078d0e4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cdc58" officeooo:paragraph-rsid="007cdc58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e961" officeooo:paragraph-rsid="007ee961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1130c" officeooo:paragraph-rsid="0081130c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e5c4f" officeooo:paragraph-rsid="007e5c4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3b4d8" officeooo:paragraph-rsid="0083b4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text-properties style:font-name="Caligra" fo:font-size="11pt" officeooo:rsid="007d6717" officeooo:paragraph-rsid="007d6717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83b4d8" officeooo:paragraph-rsid="0083b4d8" style:font-size-asian="11pt" style:font-name-complex="Arial" style:font-size-complex="11pt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6e16b" officeooo:paragraph-rsid="0076e16b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d475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52e30"/>
    </style:style>
    <style:style style:name="T15" style:family="text">
      <style:text-properties officeooo:rsid="007a5ff9"/>
    </style:style>
    <style:style style:name="T16" style:family="text">
      <style:text-properties officeooo:rsid="007b418b"/>
    </style:style>
    <style:style style:name="T17" style:family="text">
      <style:text-properties officeooo:rsid="008079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00615400144">
          <table:table-cell table:style-name="Table1.A1" office:value-type="string">
            <text:p text:style-name="P35">La dernière fois </text:p>
          </table:table-cell>
          <table:table-cell table:style-name="Table1.A1" office:value-type="string">
            <text:p text:style-name="P36"><text:span text:style-name="T4">P</text:span><text:span text:style-name="T3">our aujourd’hui :</text:span></text:p>
          </table:table-cell>
          <table:table-cell table:style-name="Table1.C1" office:value-type="string">
            <text:p text:style-name="P34">suivi : </text:p>
          </table:table-cell>
        </table:table-row>
        <table:table-row table:style-name="TableLine93900606848320">
          <table:table-cell table:style-name="Table1.A2" office:value-type="string">
            <text:p text:style-name="P29">Nous avons :<text:line-break/>- fait un retour sur l'activité 3<text:line-break/>- certains groupes ont quasiment fini, d'autre pas encore ordonné toutes les cartes…</text:p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32"/>
          </table:table-cell>
        </table:table-row>
      </table:table>
      <text:p text:style-name="P33"/>
      <text:p text:style-name="P15"><text:span text:style-name="T14">20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</text:span><text:span text:style-name="T8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0">Correction <text:span text:style-name="T15">en partie </text:span>act3 <text:span text:style-name="T16">(fin en ligne)</text:span>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1">Act4</text:p>
            <text:p text:style-name="P22">milieu q v=d/t, stop (finir à la maison) → go tache complexe</text:p>
            <text:p text:style-name="P23">correction, bilan</text:p>
          </table:table-cell>
          <table:table-cell table:style-name="Tableau1.B4" office:value-type="string">
            <text:p text:style-name="P26">Prep act4</text:p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4" office:value-type="string">
            <text:p text:style-name="P24">Tache complexe <text:span text:style-name="T17">groupe</text:span>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25">Travail supplémentaire ?</text:p>
          </table:table-cell>
          <table:table-cell table:style-name="Tableau1.B7" office:value-type="string">
            <text:p text:style-name="P28">impr</text:p>
          </table:table-cell>
          <table:table-cell table:style-name="Tableau1.A4" office:value-type="string">
            <text:p text:style-name="P9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2">+ matériel + tables</text:span></text:p>
          </table:table-cell>
          <table:table-cell table:style-name="Tableau1.B8" office:value-type="string">
            <text:p text:style-name="P11"/>
          </table:table-cell>
          <table:table-cell table:style-name="Tableau1.A8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00571023856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M</meta:editing-duration>
    <meta:editing-cycles>33</meta:editing-cycles>
    <meta:generator>LibreOffice/7.0.4.2$Linux_X86_64 LibreOffice_project/00$Build-2</meta:generator>
    <meta:creation-date>2021-02-04T16:16:38.289524303</meta:creation-date>
    <meta:initial-creator>J Cercy</meta:initial-creator>
    <dc:date>2021-05-20T17:14:52.247153029</dc:date>
    <dc:creator>J Cercy</dc:creator>
    <meta:document-statistic meta:table-count="3" meta:image-count="0" meta:object-count="0" meta:page-count="1" meta:paragraph-count="26" meta:word-count="95" meta:character-count="549" meta:non-whitespace-character-count="473"/>
    <meta:template xlink:type="simple" xlink:actuate="onRequest" xlink:title="fiche_de_prep_type" xlink:href="../fiche_de_prep_type.ott" meta:date="2021-02-04T16:16:36.866451548"/>
  </office:meta>
</office:document-meta>
</file>